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6cm" svg:stroke-color="#000000" draw:stroke-linejoin="round" svg:stroke-linecap="round" draw:fill="none" fo:padding-top="0.008cm" fo:padding-bottom="0.008cm" fo:padding-left="0.008cm" fo:padding-right="0.008cm" loext:decorative="false"/>
    </style:style>
    <style:style style:name="gr2" style:family="graphic" style:parent-style-name="standard">
      <style:graphic-properties draw:stroke="solid" svg:stroke-width="0.004cm" svg:stroke-color="#000000" draw:stroke-linejoin="round" svg:stroke-linecap="round" draw:fill="none" fo:padding-top="0.002cm" fo:padding-bottom="0.002cm" fo:padding-left="0.002cm" fo:padding-right="0.002cm" loext:decorative="false"/>
    </style:style>
    <style:style style:name="gr3" style:family="graphic" style:parent-style-name="standard">
      <style:graphic-properties draw:stroke="solid" svg:stroke-width="0.199cm" svg:stroke-color="#000000" draw:stroke-linejoin="round" svg:stroke-linecap="round" draw:fill="none" fo:padding-top="0.099cm" fo:padding-bottom="0.099cm" fo:padding-left="0.099cm" fo:padding-right="0.099cm" loext:decorative="false"/>
    </style:style>
    <style:style style:name="gr4" style:family="graphic" style:parent-style-name="standard">
      <style:graphic-properties draw:stroke="solid" svg:stroke-width="0.166cm" svg:stroke-color="#000000" draw:stroke-linejoin="round" svg:stroke-linecap="round" draw:fill="none" fo:padding-top="0.083cm" fo:padding-bottom="0.083cm" fo:padding-left="0.083cm" fo:padding-right="0.083cm" loext:decorative="false"/>
    </style:style>
    <style:style style:name="gr5" style:family="graphic" style:parent-style-name="standard">
      <style:graphic-properties draw:stroke="none" draw:fill="solid" draw:fill-color="#000000" loext:decorative="false"/>
    </style:style>
    <style:style style:name="P1" style:family="paragraph">
      <loext:graphic-properties draw:fill="none"/>
    </style:style>
    <style:style style:name="P2" style:family="paragraph">
      <loext:graphic-properties draw:fill="solid" draw:fill-color="#000000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7.499cm" svg:y1="12.749cm" svg:x2="7.499cm" svg:y2="2.25cm">
          <text:p/>
        </draw:line>
        <draw:line draw:style-name="gr1" draw:text-style-name="P1" draw:layer="layout" svg:x1="7.499cm" svg:y1="2.25cm" svg:x2="7.448cm" svg:y2="2.25cm">
          <text:p/>
        </draw:line>
        <draw:line draw:style-name="gr1" draw:text-style-name="P1" draw:layer="layout" svg:x1="7.499cm" svg:y1="12.749cm" svg:x2="7.499cm" svg:y2="2.25cm">
          <text:p/>
        </draw:line>
        <draw:line draw:style-name="gr1" draw:text-style-name="P1" draw:layer="layout" svg:x1="7.499cm" svg:y1="2.25cm" svg:x2="2.25cm" svg:y2="2.25cm">
          <text:p/>
        </draw:line>
        <draw:line draw:style-name="gr1" draw:text-style-name="P1" draw:layer="layout" svg:x1="7.499cm" svg:y1="12.749cm" svg:x2="2.25cm" svg:y2="12.749cm">
          <text:p/>
        </draw:line>
        <draw:line draw:style-name="gr1" draw:text-style-name="P1" draw:layer="layout" svg:x1="2.25cm" svg:y1="12.749cm" svg:x2="2.25cm" svg:y2="2.25cm">
          <text:p/>
        </draw:line>
        <draw:line draw:style-name="gr1" draw:text-style-name="P1" draw:layer="layout" svg:x1="7.499cm" svg:y1="12.749cm" svg:x2="7.448cm" svg:y2="12.749cm">
          <text:p/>
        </draw:line>
        <draw:line draw:style-name="gr1" draw:text-style-name="P1" draw:layer="layout" svg:x1="7.499cm" svg:y1="12.749cm" svg:x2="2.25cm" svg:y2="12.749cm">
          <text:p/>
        </draw:line>
        <draw:polygon draw:style-name="gr2" draw:text-style-name="P1" draw:layer="layout" svg:width="5.249cm" svg:height="10.499cm" svg:x="2.25cm" svg:y="2.25cm" svg:viewBox="0 0 5250 10500" draw:points="0,10500 5250,10500 5250,0 0,0">
          <text:p/>
        </draw:polygon>
        <draw:line draw:style-name="gr3" draw:text-style-name="P1" draw:layer="layout" svg:x1="6.03cm" svg:y1="5.506cm" svg:x2="6.03cm" svg:y2="5.294cm">
          <text:p/>
        </draw:line>
        <draw:line draw:style-name="gr3" draw:text-style-name="P1" draw:layer="layout" svg:x1="6.137cm" svg:y1="5.613cm" svg:x2="6.03cm" svg:y2="5.506cm">
          <text:p/>
        </draw:line>
        <draw:line draw:style-name="gr3" draw:text-style-name="P1" draw:layer="layout" svg:x1="3.822cm" svg:y1="10.328cm" svg:x2="3.511cm" svg:y2="10.023cm">
          <text:p/>
        </draw:line>
        <draw:line draw:style-name="gr3" draw:text-style-name="P1" draw:layer="layout" svg:x1="6.136cm" svg:y1="6.031cm" svg:x2="6.136cm" svg:y2="5.612cm">
          <text:p/>
        </draw:line>
        <draw:line draw:style-name="gr3" draw:text-style-name="P1" draw:layer="layout" svg:x1="5.087cm" svg:y1="9.6cm" svg:x2="4.244cm" svg:y2="8.761cm">
          <text:p/>
        </draw:line>
        <draw:line draw:style-name="gr3" draw:text-style-name="P1" draw:layer="layout" svg:x1="6.03cm" svg:y1="9.599cm" svg:x2="5.086cm" svg:y2="9.599cm">
          <text:p/>
        </draw:line>
        <draw:line draw:style-name="gr3" draw:text-style-name="P1" draw:layer="layout" svg:x1="2.673cm" svg:y1="10.023cm" svg:x2="2.673cm" svg:y2="7.186cm">
          <text:p/>
        </draw:line>
        <draw:line draw:style-name="gr3" draw:text-style-name="P1" draw:layer="layout" svg:x1="2.673cm" svg:y1="7.186cm" svg:x2="2.673cm" svg:y2="4.456cm">
          <text:p/>
        </draw:line>
        <draw:line draw:style-name="gr3" draw:text-style-name="P1" draw:layer="layout" svg:x1="6.869cm" svg:y1="9.599cm" svg:x2="6.869cm" svg:y2="8.761cm">
          <text:p/>
        </draw:line>
        <draw:line draw:style-name="gr3" draw:text-style-name="P1" draw:layer="layout" svg:x1="6.869cm" svg:y1="8.761cm" svg:x2="6.869cm" svg:y2="7.186cm">
          <text:p/>
        </draw:line>
        <draw:line draw:style-name="gr3" draw:text-style-name="P1" draw:layer="layout" svg:x1="6.869cm" svg:y1="4.456cm" svg:x2="6.869cm" svg:y2="2.775cm">
          <text:p/>
        </draw:line>
        <draw:line draw:style-name="gr3" draw:text-style-name="P1" draw:layer="layout" svg:x1="6.869cm" svg:y1="7.186cm" svg:x2="6.869cm" svg:y2="5.294cm">
          <text:p/>
        </draw:line>
        <draw:line draw:style-name="gr3" draw:text-style-name="P1" draw:layer="layout" svg:x1="6.869cm" svg:y1="5.294cm" svg:x2="6.869cm" svg:y2="4.456cm">
          <text:p/>
        </draw:line>
        <draw:line draw:style-name="gr3" draw:text-style-name="P1" draw:layer="layout" svg:x1="4.244cm" svg:y1="7.919cm" svg:x2="4.244cm" svg:y2="7.186cm">
          <text:p/>
        </draw:line>
        <draw:line draw:style-name="gr3" draw:text-style-name="P1" draw:layer="layout" svg:x1="4.244cm" svg:y1="7.186cm" svg:x2="3.511cm" svg:y2="7.186cm">
          <text:p/>
        </draw:line>
        <draw:line draw:style-name="gr3" draw:text-style-name="P1" draw:layer="layout" svg:x1="4.769cm" svg:y1="6.556cm" svg:x2="4.769cm" svg:y2="4.456cm">
          <text:p/>
        </draw:line>
        <draw:line draw:style-name="gr3" draw:text-style-name="P1" draw:layer="layout" svg:x1="6.03cm" svg:y1="4.456cm" svg:x2="4.769cm" svg:y2="4.456cm">
          <text:p/>
        </draw:line>
        <draw:line draw:style-name="gr3" draw:text-style-name="P1" draw:layer="layout" svg:x1="6.03cm" svg:y1="4.456cm" svg:x2="6.03cm" svg:y2="3.613cm">
          <text:p/>
        </draw:line>
        <draw:line draw:style-name="gr3" draw:text-style-name="P1" draw:layer="layout" svg:x1="4.769cm" svg:y1="3.613cm" svg:x2="4.769cm" svg:y2="2.775cm">
          <text:p/>
        </draw:line>
        <draw:line draw:style-name="gr3" draw:text-style-name="P1" draw:layer="layout" svg:x1="6.03cm" svg:y1="7.919cm" svg:x2="5.294cm" svg:y2="7.919cm">
          <text:p/>
        </draw:line>
        <draw:line draw:style-name="gr3" draw:text-style-name="P1" draw:layer="layout" svg:x1="5.294cm" svg:y1="7.919cm" svg:x2="5.294cm" svg:y2="7.186cm">
          <text:p/>
        </draw:line>
        <draw:line draw:style-name="gr3" draw:text-style-name="P1" draw:layer="layout" svg:x1="5.294cm" svg:y1="7.186cm" svg:x2="5.294cm" svg:y2="6.031cm">
          <text:p/>
        </draw:line>
        <draw:line draw:style-name="gr3" draw:text-style-name="P1" draw:layer="layout" svg:x1="6.03cm" svg:y1="7.186cm" svg:x2="5.294cm" svg:y2="7.186cm">
          <text:p/>
        </draw:line>
        <draw:line draw:style-name="gr3" draw:text-style-name="P1" draw:layer="layout" svg:x1="6.03cm" svg:y1="8.761cm" svg:x2="5.294cm" svg:y2="8.761cm">
          <text:p/>
        </draw:line>
        <draw:line draw:style-name="gr4" draw:text-style-name="P1" draw:layer="layout" svg:x1="4.769cm" svg:y1="4.456cm" svg:x2="3.511cm" svg:y2="4.456cm">
          <text:p/>
        </draw:line>
        <draw:line draw:style-name="gr3" draw:text-style-name="P1" draw:layer="layout" svg:x1="6.868cm" svg:y1="2.775cm" svg:x2="5.611cm" svg:y2="2.775cm">
          <text:p/>
        </draw:line>
        <draw:line draw:style-name="gr3" draw:text-style-name="P1" draw:layer="layout" svg:x1="6.869cm" svg:y1="10.327cm" svg:x2="6.869cm" svg:y2="9.599cm">
          <text:p/>
        </draw:line>
        <draw:line draw:style-name="gr3" draw:text-style-name="P1" draw:layer="layout" svg:x1="6.868cm" svg:y1="10.327cm" svg:x2="3.821cm" svg:y2="10.327cm">
          <text:p/>
        </draw:line>
        <draw:polygon draw:style-name="gr5" draw:text-style-name="P2" draw:layer="layout" svg:width="0.525cm" svg:height="0.525cm" svg:x="3.249cm" svg:y="4.193cm" svg:viewBox="0 0 526 526" draw:points="395,0 131,0 0,132 0,395 131,526 395,526 526,395 526,132">
          <text:p/>
        </draw:polygon>
        <draw:polygon draw:style-name="gr5" draw:text-style-name="P2" draw:layer="layout" svg:width="0.525cm" svg:height="0.525cm" svg:x="2.411cm" svg:y="4.193cm" svg:viewBox="0 0 526 526" draw:points="394,0 132,0 0,132 0,395 132,526 394,526 526,395 526,132">
          <text:p/>
        </draw:polygon>
        <draw:polygon draw:style-name="gr5" draw:text-style-name="P2" draw:layer="layout" svg:width="0.525cm" svg:height="0.525cm" svg:x="2.411cm" svg:y="9.76cm" svg:viewBox="0 0 526 526" draw:points="394,0 132,0 0,131 0,394 132,526 394,526 526,394 526,131">
          <text:p/>
        </draw:polygon>
        <draw:polygon draw:style-name="gr5" draw:text-style-name="P2" draw:layer="layout" svg:width="0.525cm" svg:height="0.525cm" svg:x="3.249cm" svg:y="9.76cm" svg:viewBox="0 0 526 526" draw:points="395,0 131,0 0,131 0,394 131,526 395,526 526,394 526,131">
          <text:p/>
        </draw:polygon>
        <draw:polygon draw:style-name="gr5" draw:text-style-name="P2" draw:layer="layout" svg:width="0.525cm" svg:height="0.525cm" svg:x="5.874cm" svg:y="5.768cm" svg:viewBox="0 0 526 526" draw:points="394,0 131,0 0,131 0,395 131,526 394,526 526,395 526,131">
          <text:p/>
        </draw:polygon>
        <draw:polygon draw:style-name="gr5" draw:text-style-name="P2" draw:layer="layout" svg:width="0.525cm" svg:height="0.525cm" svg:x="5.031cm" svg:y="5.768cm" svg:viewBox="0 0 526 526" draw:points="395,0 132,0 0,131 0,395 132,526 395,526 526,395 526,131">
          <text:p/>
        </draw:polygon>
        <draw:polygon draw:style-name="gr5" draw:text-style-name="P2" draw:layer="layout" svg:width="0.525cm" svg:height="0.525cm" svg:x="6.606cm" svg:y="4.193cm" svg:viewBox="0 0 526 526" draw:points="395,0 132,0 0,132 0,395 132,526 395,526 526,395 526,132">
          <text:p/>
        </draw:polygon>
        <draw:polygon draw:style-name="gr5" draw:text-style-name="P2" draw:layer="layout" svg:width="0.525cm" svg:height="0.525cm" svg:x="5.768cm" svg:y="4.193cm" svg:viewBox="0 0 526 526" draw:points="394,0 131,0 0,132 0,395 131,526 394,526 526,395 526,132">
          <text:p/>
        </draw:polygon>
        <draw:polygon draw:style-name="gr5" draw:text-style-name="P2" draw:layer="layout" svg:width="0.525cm" svg:height="0.525cm" svg:x="6.606cm" svg:y="5.032cm" svg:viewBox="0 0 526 526" draw:points="395,0 132,0 0,131 0,393 132,526 395,526 526,393 526,131">
          <text:p/>
        </draw:polygon>
        <draw:polygon draw:style-name="gr5" draw:text-style-name="P2" draw:layer="layout" svg:width="0.525cm" svg:height="0.525cm" svg:x="5.768cm" svg:y="5.032cm" svg:viewBox="0 0 526 526" draw:points="394,0 131,0 0,131 0,393 131,526 394,526 526,393 526,131">
          <text:p/>
        </draw:polygon>
        <draw:polygon draw:style-name="gr5" draw:text-style-name="P2" draw:layer="layout" svg:width="0.525cm" svg:height="0.529cm" svg:x="4.506cm" svg:y="3.351cm" svg:viewBox="0 0 526 530" draw:points="0,132 0,395 133,530 395,530 526,395 526,132 395,0 133,0">
          <text:p/>
        </draw:polygon>
        <draw:polygon draw:style-name="gr5" draw:text-style-name="P2" draw:layer="layout" svg:width="0.525cm" svg:height="0.525cm" svg:x="4.506cm" svg:y="4.193cm" svg:viewBox="0 0 526 526" draw:points="0,132 0,395 133,526 395,526 526,395 526,132 395,0 133,0">
          <text:p/>
        </draw:polygon>
        <draw:polygon draw:style-name="gr5" draw:text-style-name="P2" draw:layer="layout" svg:width="0.525cm" svg:height="0.525cm" svg:x="4.506cm" svg:y="2.513cm" svg:viewBox="0 0 526 526" draw:points="395,0 133,0 0,131 0,394 133,526 395,526 526,394 526,131">
          <text:p/>
        </draw:polygon>
        <draw:polygon draw:style-name="gr5" draw:text-style-name="P2" draw:layer="layout" svg:width="0.525cm" svg:height="0.525cm" svg:x="5.349cm" svg:y="2.513cm" svg:viewBox="0 0 526 526" draw:points="394,0 131,0 0,131 0,394 131,526 394,526 526,394 526,131">
          <text:p/>
        </draw:polygon>
        <draw:polygon draw:style-name="gr5" draw:text-style-name="P2" draw:layer="layout" svg:width="0.525cm" svg:height="0.525cm" svg:x="6.606cm" svg:y="9.337cm" svg:viewBox="0 0 526 526" draw:points="395,0 132,0 0,131 0,395 132,526 395,526 526,395 526,131">
          <text:p/>
        </draw:polygon>
        <draw:polygon draw:style-name="gr5" draw:text-style-name="P2" draw:layer="layout" svg:width="0.525cm" svg:height="0.525cm" svg:x="5.768cm" svg:y="9.337cm" svg:viewBox="0 0 526 526" draw:points="394,0 131,0 0,131 0,395 131,526 394,526 526,395 526,131">
          <text:p/>
        </draw:polygon>
        <draw:polygon draw:style-name="gr5" draw:text-style-name="P2" draw:layer="layout" svg:width="0.525cm" svg:height="0.525cm" svg:x="6.606cm" svg:y="8.499cm" svg:viewBox="0 0 526 526" draw:points="395,0 132,0 0,131 0,394 132,526 395,526 526,394 526,131">
          <text:p/>
        </draw:polygon>
        <draw:polygon draw:style-name="gr5" draw:text-style-name="P2" draw:layer="layout" svg:width="0.525cm" svg:height="0.525cm" svg:x="5.768cm" svg:y="8.499cm" svg:viewBox="0 0 526 526" draw:points="394,0 131,0 0,131 0,394 131,526 394,526 526,394 526,131">
          <text:p/>
        </draw:polygon>
        <draw:polygon draw:style-name="gr5" draw:text-style-name="P2" draw:layer="layout" svg:width="0.525cm" svg:height="0.525cm" svg:x="5.031cm" svg:y="8.499cm" svg:viewBox="0 0 526 526" draw:points="526,394 526,131 395,0 132,0 0,131 0,394 132,526 395,526">
          <text:p/>
        </draw:polygon>
        <draw:polygon draw:style-name="gr5" draw:text-style-name="P2" draw:layer="layout" svg:width="0.525cm" svg:height="0.525cm" svg:x="5.031cm" svg:y="7.656cm" svg:viewBox="0 0 526 526" draw:points="526,394 526,131 395,0 132,0 0,131 0,394 132,526 395,526">
          <text:p/>
        </draw:polygon>
        <draw:polygon draw:style-name="gr5" draw:text-style-name="P2" draw:layer="layout" svg:width="0.525cm" svg:height="0.525cm" svg:x="3.981cm" svg:y="8.499cm" svg:viewBox="0 0 526 526" draw:points="526,394 526,131 395,0 133,0 0,131 0,394 133,526 395,526">
          <text:p/>
        </draw:polygon>
        <draw:polygon draw:style-name="gr5" draw:text-style-name="P2" draw:layer="layout" svg:width="0.525cm" svg:height="0.525cm" svg:x="3.981cm" svg:y="7.656cm" svg:viewBox="0 0 526 526" draw:points="526,394 526,131 395,0 133,0 0,131 0,394 133,526 395,526">
          <text:p/>
        </draw:polygon>
        <draw:polygon draw:style-name="gr5" draw:text-style-name="P2" draw:layer="layout" svg:width="0.525cm" svg:height="0.525cm" svg:x="3.249cm" svg:y="6.924cm" svg:viewBox="0 0 526 526" draw:points="395,0 131,0 0,131 0,395 131,526 395,526 526,395 526,131">
          <text:p/>
        </draw:polygon>
        <draw:polygon draw:style-name="gr5" draw:text-style-name="P2" draw:layer="layout" svg:width="0.525cm" svg:height="0.525cm" svg:x="2.411cm" svg:y="6.924cm" svg:viewBox="0 0 526 526" draw:points="394,0 132,0 0,131 0,395 132,526 394,526 526,395 526,131">
          <text:p/>
        </draw:polygon>
        <draw:polygon draw:style-name="gr5" draw:text-style-name="P2" draw:layer="layout" svg:width="0.525cm" svg:height="0.525cm" svg:x="6.606cm" svg:y="6.924cm" svg:viewBox="0 0 526 526" draw:points="395,0 132,0 0,131 0,395 132,526 395,526 526,395 526,131">
          <text:p/>
        </draw:polygon>
        <draw:polygon draw:style-name="gr5" draw:text-style-name="P2" draw:layer="layout" svg:width="0.525cm" svg:height="0.525cm" svg:x="5.768cm" svg:y="6.924cm" svg:viewBox="0 0 526 526" draw:points="394,0 131,0 0,131 0,395 131,526 394,526 526,395 526,131">
          <text:p/>
        </draw:polygon>
        <draw:polygon draw:style-name="gr5" draw:text-style-name="P2" draw:layer="layout" svg:width="0.525cm" svg:height="0.525cm" svg:x="4.506cm" svg:y="6.293cm" svg:viewBox="0 0 526 526" draw:points="133,526 395,526 526,395 526,131 395,0 133,0 0,131 0,395">
          <text:p/>
        </draw:polygon>
        <draw:polygon draw:style-name="gr5" draw:text-style-name="P2" draw:layer="layout" svg:width="0.525cm" svg:height="0.525cm" svg:x="3.981cm" svg:y="6.924cm" svg:viewBox="0 0 526 526" draw:points="133,526 395,526 526,395 526,131 395,0 133,0 0,131 0,395">
          <text:p/>
        </draw:polygon>
        <draw:polygon draw:style-name="gr5" draw:text-style-name="P2" draw:layer="layout" svg:width="0.525cm" svg:height="0.525cm" svg:x="5.031cm" svg:y="6.924cm" svg:viewBox="0 0 526 526" draw:points="132,526 395,526 526,395 526,131 395,0 132,0 0,131 0,395">
          <text:p/>
        </draw:polygon>
        <draw:polygon draw:style-name="gr5" draw:text-style-name="P2" draw:layer="layout" svg:width="0.525cm" svg:height="0.525cm" svg:x="5.768cm" svg:y="7.711cm" svg:viewBox="0 0 526 526" draw:points="394,0 131,0 0,132 0,394 131,526 394,526 526,394 526,132">
          <text:p/>
        </draw:polygon>
        <draw:polygon draw:style-name="gr5" draw:text-style-name="P2" draw:layer="layout" svg:width="0.525cm" svg:height="0.525cm" svg:x="6.606cm" svg:y="7.711cm" svg:viewBox="0 0 526 526" draw:points="395,0 132,0 0,132 0,394 132,526 395,526 526,394 526,132">
          <text:p/>
        </draw:polygon>
        <draw:polygon draw:style-name="gr5" draw:text-style-name="P2" draw:layer="layout" svg:width="0.525cm" svg:height="0.529cm" svg:x="5.768cm" svg:y="3.351cm" svg:viewBox="0 0 526 530" draw:points="394,0 131,0 0,132 0,395 131,530 394,530 526,395 526,132">
          <text:p/>
        </draw:polygon>
        <draw:polygon draw:style-name="gr5" draw:text-style-name="P2" draw:layer="layout" svg:width="0.525cm" svg:height="0.529cm" svg:x="6.606cm" svg:y="3.351cm" svg:viewBox="0 0 526 530" draw:points="395,0 132,0 0,132 0,395 132,530 395,530 526,395 526,132">
          <text:p/>
        </draw:polygon>
        <draw:line draw:style-name="gr1" draw:text-style-name="P1" draw:layer="layout" svg:x1="16.749cm" svg:y1="12.749cm" svg:x2="16.749cm" svg:y2="2.25cm">
          <text:p/>
        </draw:line>
        <draw:line draw:style-name="gr1" draw:text-style-name="P1" draw:layer="layout" svg:x1="16.749cm" svg:y1="2.25cm" svg:x2="16.698cm" svg:y2="2.25cm">
          <text:p/>
        </draw:line>
        <draw:line draw:style-name="gr1" draw:text-style-name="P1" draw:layer="layout" svg:x1="16.749cm" svg:y1="12.749cm" svg:x2="16.749cm" svg:y2="2.25cm">
          <text:p/>
        </draw:line>
        <draw:line draw:style-name="gr1" draw:text-style-name="P1" draw:layer="layout" svg:x1="16.749cm" svg:y1="2.25cm" svg:x2="11.5cm" svg:y2="2.25cm">
          <text:p/>
        </draw:line>
        <draw:line draw:style-name="gr1" draw:text-style-name="P1" draw:layer="layout" svg:x1="16.749cm" svg:y1="12.749cm" svg:x2="11.5cm" svg:y2="12.749cm">
          <text:p/>
        </draw:line>
        <draw:line draw:style-name="gr1" draw:text-style-name="P1" draw:layer="layout" svg:x1="11.5cm" svg:y1="12.749cm" svg:x2="11.5cm" svg:y2="2.25cm">
          <text:p/>
        </draw:line>
        <draw:line draw:style-name="gr1" draw:text-style-name="P1" draw:layer="layout" svg:x1="16.749cm" svg:y1="12.749cm" svg:x2="16.698cm" svg:y2="12.749cm">
          <text:p/>
        </draw:line>
        <draw:line draw:style-name="gr1" draw:text-style-name="P1" draw:layer="layout" svg:x1="16.749cm" svg:y1="12.749cm" svg:x2="11.5cm" svg:y2="12.749cm">
          <text:p/>
        </draw:line>
        <draw:polygon draw:style-name="gr2" draw:text-style-name="P1" draw:layer="layout" svg:width="5.249cm" svg:height="10.499cm" svg:x="11.5cm" svg:y="2.25cm" svg:viewBox="0 0 5250 10500" draw:points="0,10500 5250,10500 5250,0 0,0">
          <text:p/>
        </draw:polygon>
        <draw:line draw:style-name="gr3" draw:text-style-name="P1" draw:layer="layout" svg:x1="15.28cm" svg:y1="5.506cm" svg:x2="15.28cm" svg:y2="5.294cm">
          <text:p/>
        </draw:line>
        <draw:line draw:style-name="gr3" draw:text-style-name="P1" draw:layer="layout" svg:x1="15.387cm" svg:y1="5.613cm" svg:x2="15.28cm" svg:y2="5.506cm">
          <text:p/>
        </draw:line>
        <draw:line draw:style-name="gr3" draw:text-style-name="P1" draw:layer="layout" svg:x1="13.072cm" svg:y1="10.328cm" svg:x2="12.761cm" svg:y2="10.023cm">
          <text:p/>
        </draw:line>
        <draw:line draw:style-name="gr3" draw:text-style-name="P1" draw:layer="layout" svg:x1="15.386cm" svg:y1="6.031cm" svg:x2="15.386cm" svg:y2="5.612cm">
          <text:p/>
        </draw:line>
        <draw:line draw:style-name="gr3" draw:text-style-name="P1" draw:layer="layout" svg:x1="14.337cm" svg:y1="9.6cm" svg:x2="13.494cm" svg:y2="8.761cm">
          <text:p/>
        </draw:line>
        <draw:line draw:style-name="gr3" draw:text-style-name="P1" draw:layer="layout" svg:x1="15.28cm" svg:y1="9.599cm" svg:x2="14.336cm" svg:y2="9.599cm">
          <text:p/>
        </draw:line>
        <draw:line draw:style-name="gr3" draw:text-style-name="P1" draw:layer="layout" svg:x1="11.923cm" svg:y1="10.023cm" svg:x2="11.923cm" svg:y2="7.186cm">
          <text:p/>
        </draw:line>
        <draw:line draw:style-name="gr3" draw:text-style-name="P1" draw:layer="layout" svg:x1="11.923cm" svg:y1="7.186cm" svg:x2="11.923cm" svg:y2="4.456cm">
          <text:p/>
        </draw:line>
        <draw:line draw:style-name="gr3" draw:text-style-name="P1" draw:layer="layout" svg:x1="16.119cm" svg:y1="9.599cm" svg:x2="16.119cm" svg:y2="8.761cm">
          <text:p/>
        </draw:line>
        <draw:line draw:style-name="gr3" draw:text-style-name="P1" draw:layer="layout" svg:x1="16.119cm" svg:y1="8.761cm" svg:x2="16.119cm" svg:y2="7.186cm">
          <text:p/>
        </draw:line>
        <draw:line draw:style-name="gr3" draw:text-style-name="P1" draw:layer="layout" svg:x1="16.119cm" svg:y1="4.456cm" svg:x2="16.119cm" svg:y2="2.775cm">
          <text:p/>
        </draw:line>
        <draw:line draw:style-name="gr3" draw:text-style-name="P1" draw:layer="layout" svg:x1="16.119cm" svg:y1="7.186cm" svg:x2="16.119cm" svg:y2="5.294cm">
          <text:p/>
        </draw:line>
        <draw:line draw:style-name="gr3" draw:text-style-name="P1" draw:layer="layout" svg:x1="16.119cm" svg:y1="5.294cm" svg:x2="16.119cm" svg:y2="4.456cm">
          <text:p/>
        </draw:line>
        <draw:line draw:style-name="gr3" draw:text-style-name="P1" draw:layer="layout" svg:x1="13.494cm" svg:y1="7.919cm" svg:x2="13.494cm" svg:y2="7.186cm">
          <text:p/>
        </draw:line>
        <draw:line draw:style-name="gr3" draw:text-style-name="P1" draw:layer="layout" svg:x1="13.494cm" svg:y1="7.186cm" svg:x2="12.761cm" svg:y2="7.186cm">
          <text:p/>
        </draw:line>
        <draw:line draw:style-name="gr3" draw:text-style-name="P1" draw:layer="layout" svg:x1="14.019cm" svg:y1="6.556cm" svg:x2="14.019cm" svg:y2="4.456cm">
          <text:p/>
        </draw:line>
        <draw:line draw:style-name="gr3" draw:text-style-name="P1" draw:layer="layout" svg:x1="15.28cm" svg:y1="4.456cm" svg:x2="14.019cm" svg:y2="4.456cm">
          <text:p/>
        </draw:line>
        <draw:line draw:style-name="gr3" draw:text-style-name="P1" draw:layer="layout" svg:x1="15.28cm" svg:y1="4.456cm" svg:x2="15.28cm" svg:y2="3.613cm">
          <text:p/>
        </draw:line>
        <draw:line draw:style-name="gr3" draw:text-style-name="P1" draw:layer="layout" svg:x1="14.019cm" svg:y1="3.613cm" svg:x2="14.019cm" svg:y2="2.775cm">
          <text:p/>
        </draw:line>
        <draw:line draw:style-name="gr3" draw:text-style-name="P1" draw:layer="layout" svg:x1="15.28cm" svg:y1="7.919cm" svg:x2="14.544cm" svg:y2="7.919cm">
          <text:p/>
        </draw:line>
        <draw:line draw:style-name="gr3" draw:text-style-name="P1" draw:layer="layout" svg:x1="14.544cm" svg:y1="7.919cm" svg:x2="14.544cm" svg:y2="7.186cm">
          <text:p/>
        </draw:line>
        <draw:line draw:style-name="gr3" draw:text-style-name="P1" draw:layer="layout" svg:x1="14.544cm" svg:y1="7.186cm" svg:x2="14.544cm" svg:y2="6.031cm">
          <text:p/>
        </draw:line>
        <draw:line draw:style-name="gr3" draw:text-style-name="P1" draw:layer="layout" svg:x1="15.28cm" svg:y1="7.186cm" svg:x2="14.544cm" svg:y2="7.186cm">
          <text:p/>
        </draw:line>
        <draw:line draw:style-name="gr3" draw:text-style-name="P1" draw:layer="layout" svg:x1="15.28cm" svg:y1="8.761cm" svg:x2="14.544cm" svg:y2="8.761cm">
          <text:p/>
        </draw:line>
        <draw:line draw:style-name="gr4" draw:text-style-name="P1" draw:layer="layout" svg:x1="14.019cm" svg:y1="4.456cm" svg:x2="12.761cm" svg:y2="4.456cm">
          <text:p/>
        </draw:line>
        <draw:line draw:style-name="gr3" draw:text-style-name="P1" draw:layer="layout" svg:x1="16.118cm" svg:y1="2.775cm" svg:x2="14.861cm" svg:y2="2.775cm">
          <text:p/>
        </draw:line>
        <draw:line draw:style-name="gr3" draw:text-style-name="P1" draw:layer="layout" svg:x1="16.119cm" svg:y1="10.327cm" svg:x2="16.119cm" svg:y2="9.599cm">
          <text:p/>
        </draw:line>
        <draw:line draw:style-name="gr3" draw:text-style-name="P1" draw:layer="layout" svg:x1="16.118cm" svg:y1="10.327cm" svg:x2="13.071cm" svg:y2="10.327cm">
          <text:p/>
        </draw:line>
        <draw:polygon draw:style-name="gr5" draw:text-style-name="P2" draw:layer="layout" svg:width="0.525cm" svg:height="0.525cm" svg:x="12.499cm" svg:y="4.193cm" svg:viewBox="0 0 526 526" draw:points="395,0 131,0 0,132 0,395 131,526 395,526 526,395 526,132">
          <text:p/>
        </draw:polygon>
        <draw:polygon draw:style-name="gr5" draw:text-style-name="P2" draw:layer="layout" svg:width="0.525cm" svg:height="0.525cm" svg:x="11.661cm" svg:y="4.193cm" svg:viewBox="0 0 526 526" draw:points="394,0 132,0 0,132 0,395 132,526 394,526 526,395 526,132">
          <text:p/>
        </draw:polygon>
        <draw:polygon draw:style-name="gr5" draw:text-style-name="P2" draw:layer="layout" svg:width="0.525cm" svg:height="0.525cm" svg:x="11.661cm" svg:y="9.76cm" svg:viewBox="0 0 526 526" draw:points="394,0 132,0 0,131 0,394 132,526 394,526 526,394 526,131">
          <text:p/>
        </draw:polygon>
        <draw:polygon draw:style-name="gr5" draw:text-style-name="P2" draw:layer="layout" svg:width="0.525cm" svg:height="0.525cm" svg:x="12.499cm" svg:y="9.76cm" svg:viewBox="0 0 526 526" draw:points="395,0 131,0 0,131 0,394 131,526 395,526 526,394 526,131">
          <text:p/>
        </draw:polygon>
        <draw:polygon draw:style-name="gr5" draw:text-style-name="P2" draw:layer="layout" svg:width="0.525cm" svg:height="0.525cm" svg:x="15.124cm" svg:y="5.768cm" svg:viewBox="0 0 526 526" draw:points="394,0 131,0 0,131 0,395 131,526 394,526 526,395 526,131">
          <text:p/>
        </draw:polygon>
        <draw:polygon draw:style-name="gr5" draw:text-style-name="P2" draw:layer="layout" svg:width="0.525cm" svg:height="0.525cm" svg:x="14.281cm" svg:y="5.768cm" svg:viewBox="0 0 526 526" draw:points="395,0 132,0 0,131 0,395 132,526 395,526 526,395 526,131">
          <text:p/>
        </draw:polygon>
        <draw:polygon draw:style-name="gr5" draw:text-style-name="P2" draw:layer="layout" svg:width="0.525cm" svg:height="0.525cm" svg:x="15.856cm" svg:y="4.193cm" svg:viewBox="0 0 526 526" draw:points="395,0 132,0 0,132 0,395 132,526 395,526 526,395 526,132">
          <text:p/>
        </draw:polygon>
        <draw:polygon draw:style-name="gr5" draw:text-style-name="P2" draw:layer="layout" svg:width="0.525cm" svg:height="0.525cm" svg:x="15.018cm" svg:y="4.193cm" svg:viewBox="0 0 526 526" draw:points="394,0 131,0 0,132 0,395 131,526 394,526 526,395 526,132">
          <text:p/>
        </draw:polygon>
        <draw:polygon draw:style-name="gr5" draw:text-style-name="P2" draw:layer="layout" svg:width="0.525cm" svg:height="0.525cm" svg:x="15.856cm" svg:y="5.032cm" svg:viewBox="0 0 526 526" draw:points="395,0 132,0 0,131 0,393 132,526 395,526 526,393 526,131">
          <text:p/>
        </draw:polygon>
        <draw:polygon draw:style-name="gr5" draw:text-style-name="P2" draw:layer="layout" svg:width="0.525cm" svg:height="0.525cm" svg:x="15.018cm" svg:y="5.032cm" svg:viewBox="0 0 526 526" draw:points="394,0 131,0 0,131 0,393 131,526 394,526 526,393 526,131">
          <text:p/>
        </draw:polygon>
        <draw:polygon draw:style-name="gr5" draw:text-style-name="P2" draw:layer="layout" svg:width="0.525cm" svg:height="0.529cm" svg:x="13.756cm" svg:y="3.351cm" svg:viewBox="0 0 526 530" draw:points="0,132 0,395 133,530 395,530 526,395 526,132 395,0 133,0">
          <text:p/>
        </draw:polygon>
        <draw:polygon draw:style-name="gr5" draw:text-style-name="P2" draw:layer="layout" svg:width="0.525cm" svg:height="0.525cm" svg:x="13.756cm" svg:y="4.193cm" svg:viewBox="0 0 526 526" draw:points="0,132 0,395 133,526 395,526 526,395 526,132 395,0 133,0">
          <text:p/>
        </draw:polygon>
        <draw:polygon draw:style-name="gr5" draw:text-style-name="P2" draw:layer="layout" svg:width="0.525cm" svg:height="0.525cm" svg:x="13.756cm" svg:y="2.513cm" svg:viewBox="0 0 526 526" draw:points="395,0 133,0 0,131 0,394 133,526 395,526 526,394 526,131">
          <text:p/>
        </draw:polygon>
        <draw:polygon draw:style-name="gr5" draw:text-style-name="P2" draw:layer="layout" svg:width="0.525cm" svg:height="0.525cm" svg:x="14.599cm" svg:y="2.513cm" svg:viewBox="0 0 526 526" draw:points="394,0 131,0 0,131 0,394 131,526 394,526 526,394 526,131">
          <text:p/>
        </draw:polygon>
        <draw:polygon draw:style-name="gr5" draw:text-style-name="P2" draw:layer="layout" svg:width="0.525cm" svg:height="0.525cm" svg:x="15.856cm" svg:y="9.337cm" svg:viewBox="0 0 526 526" draw:points="395,0 132,0 0,131 0,395 132,526 395,526 526,395 526,131">
          <text:p/>
        </draw:polygon>
        <draw:polygon draw:style-name="gr5" draw:text-style-name="P2" draw:layer="layout" svg:width="0.525cm" svg:height="0.525cm" svg:x="15.018cm" svg:y="9.337cm" svg:viewBox="0 0 526 526" draw:points="394,0 131,0 0,131 0,395 131,526 394,526 526,395 526,131">
          <text:p/>
        </draw:polygon>
        <draw:polygon draw:style-name="gr5" draw:text-style-name="P2" draw:layer="layout" svg:width="0.525cm" svg:height="0.525cm" svg:x="15.856cm" svg:y="8.499cm" svg:viewBox="0 0 526 526" draw:points="395,0 132,0 0,131 0,394 132,526 395,526 526,394 526,131">
          <text:p/>
        </draw:polygon>
        <draw:polygon draw:style-name="gr5" draw:text-style-name="P2" draw:layer="layout" svg:width="0.525cm" svg:height="0.525cm" svg:x="15.018cm" svg:y="8.499cm" svg:viewBox="0 0 526 526" draw:points="394,0 131,0 0,131 0,394 131,526 394,526 526,394 526,131">
          <text:p/>
        </draw:polygon>
        <draw:polygon draw:style-name="gr5" draw:text-style-name="P2" draw:layer="layout" svg:width="0.525cm" svg:height="0.525cm" svg:x="14.281cm" svg:y="8.499cm" svg:viewBox="0 0 526 526" draw:points="526,394 526,131 395,0 132,0 0,131 0,394 132,526 395,526">
          <text:p/>
        </draw:polygon>
        <draw:polygon draw:style-name="gr5" draw:text-style-name="P2" draw:layer="layout" svg:width="0.525cm" svg:height="0.525cm" svg:x="14.281cm" svg:y="7.656cm" svg:viewBox="0 0 526 526" draw:points="526,394 526,131 395,0 132,0 0,131 0,394 132,526 395,526">
          <text:p/>
        </draw:polygon>
        <draw:polygon draw:style-name="gr5" draw:text-style-name="P2" draw:layer="layout" svg:width="0.525cm" svg:height="0.525cm" svg:x="13.231cm" svg:y="8.499cm" svg:viewBox="0 0 526 526" draw:points="526,394 526,131 395,0 133,0 0,131 0,394 133,526 395,526">
          <text:p/>
        </draw:polygon>
        <draw:polygon draw:style-name="gr5" draw:text-style-name="P2" draw:layer="layout" svg:width="0.525cm" svg:height="0.525cm" svg:x="13.231cm" svg:y="7.656cm" svg:viewBox="0 0 526 526" draw:points="526,394 526,131 395,0 133,0 0,131 0,394 133,526 395,526">
          <text:p/>
        </draw:polygon>
        <draw:polygon draw:style-name="gr5" draw:text-style-name="P2" draw:layer="layout" svg:width="0.525cm" svg:height="0.525cm" svg:x="12.499cm" svg:y="6.924cm" svg:viewBox="0 0 526 526" draw:points="395,0 131,0 0,131 0,395 131,526 395,526 526,395 526,131">
          <text:p/>
        </draw:polygon>
        <draw:polygon draw:style-name="gr5" draw:text-style-name="P2" draw:layer="layout" svg:width="0.525cm" svg:height="0.525cm" svg:x="11.661cm" svg:y="6.924cm" svg:viewBox="0 0 526 526" draw:points="394,0 132,0 0,131 0,395 132,526 394,526 526,395 526,131">
          <text:p/>
        </draw:polygon>
        <draw:polygon draw:style-name="gr5" draw:text-style-name="P2" draw:layer="layout" svg:width="0.525cm" svg:height="0.525cm" svg:x="15.856cm" svg:y="6.924cm" svg:viewBox="0 0 526 526" draw:points="395,0 132,0 0,131 0,395 132,526 395,526 526,395 526,131">
          <text:p/>
        </draw:polygon>
        <draw:polygon draw:style-name="gr5" draw:text-style-name="P2" draw:layer="layout" svg:width="0.525cm" svg:height="0.525cm" svg:x="15.018cm" svg:y="6.924cm" svg:viewBox="0 0 526 526" draw:points="394,0 131,0 0,131 0,395 131,526 394,526 526,395 526,131">
          <text:p/>
        </draw:polygon>
        <draw:polygon draw:style-name="gr5" draw:text-style-name="P2" draw:layer="layout" svg:width="0.525cm" svg:height="0.525cm" svg:x="13.756cm" svg:y="6.293cm" svg:viewBox="0 0 526 526" draw:points="133,526 395,526 526,395 526,131 395,0 133,0 0,131 0,395">
          <text:p/>
        </draw:polygon>
        <draw:polygon draw:style-name="gr5" draw:text-style-name="P2" draw:layer="layout" svg:width="0.525cm" svg:height="0.525cm" svg:x="13.231cm" svg:y="6.924cm" svg:viewBox="0 0 526 526" draw:points="133,526 395,526 526,395 526,131 395,0 133,0 0,131 0,395">
          <text:p/>
        </draw:polygon>
        <draw:polygon draw:style-name="gr5" draw:text-style-name="P2" draw:layer="layout" svg:width="0.525cm" svg:height="0.525cm" svg:x="14.281cm" svg:y="6.924cm" svg:viewBox="0 0 526 526" draw:points="132,526 395,526 526,395 526,131 395,0 132,0 0,131 0,395">
          <text:p/>
        </draw:polygon>
        <draw:polygon draw:style-name="gr5" draw:text-style-name="P2" draw:layer="layout" svg:width="0.525cm" svg:height="0.525cm" svg:x="15.018cm" svg:y="7.711cm" svg:viewBox="0 0 526 526" draw:points="394,0 131,0 0,132 0,394 131,526 394,526 526,394 526,132">
          <text:p/>
        </draw:polygon>
        <draw:polygon draw:style-name="gr5" draw:text-style-name="P2" draw:layer="layout" svg:width="0.525cm" svg:height="0.525cm" svg:x="15.856cm" svg:y="7.711cm" svg:viewBox="0 0 526 526" draw:points="395,0 132,0 0,132 0,394 132,526 395,526 526,394 526,132">
          <text:p/>
        </draw:polygon>
        <draw:polygon draw:style-name="gr5" draw:text-style-name="P2" draw:layer="layout" svg:width="0.525cm" svg:height="0.529cm" svg:x="15.018cm" svg:y="3.351cm" svg:viewBox="0 0 526 530" draw:points="394,0 131,0 0,132 0,395 131,530 394,530 526,395 526,132">
          <text:p/>
        </draw:polygon>
        <draw:polygon draw:style-name="gr5" draw:text-style-name="P2" draw:layer="layout" svg:width="0.525cm" svg:height="0.529cm" svg:x="15.856cm" svg:y="3.351cm" svg:viewBox="0 0 526 530" draw:points="395,0 132,0 0,132 0,395 132,530 395,530 526,395 526,132">
          <text:p/>
        </draw:polygon>
        <draw:line draw:style-name="gr1" draw:text-style-name="P1" draw:layer="layout" svg:x1="7.999cm" svg:y1="26.749cm" svg:x2="7.999cm" svg:y2="16.25cm">
          <text:p/>
        </draw:line>
        <draw:line draw:style-name="gr1" draw:text-style-name="P1" draw:layer="layout" svg:x1="7.999cm" svg:y1="16.25cm" svg:x2="7.948cm" svg:y2="16.25cm">
          <text:p/>
        </draw:line>
        <draw:line draw:style-name="gr1" draw:text-style-name="P1" draw:layer="layout" svg:x1="7.999cm" svg:y1="26.749cm" svg:x2="7.999cm" svg:y2="16.25cm">
          <text:p/>
        </draw:line>
        <draw:line draw:style-name="gr1" draw:text-style-name="P1" draw:layer="layout" svg:x1="7.999cm" svg:y1="16.25cm" svg:x2="2.75cm" svg:y2="16.25cm">
          <text:p/>
        </draw:line>
        <draw:line draw:style-name="gr1" draw:text-style-name="P1" draw:layer="layout" svg:x1="7.999cm" svg:y1="26.749cm" svg:x2="2.75cm" svg:y2="26.749cm">
          <text:p/>
        </draw:line>
        <draw:line draw:style-name="gr1" draw:text-style-name="P1" draw:layer="layout" svg:x1="2.75cm" svg:y1="26.749cm" svg:x2="2.75cm" svg:y2="16.25cm">
          <text:p/>
        </draw:line>
        <draw:line draw:style-name="gr1" draw:text-style-name="P1" draw:layer="layout" svg:x1="7.999cm" svg:y1="26.749cm" svg:x2="7.948cm" svg:y2="26.749cm">
          <text:p/>
        </draw:line>
        <draw:line draw:style-name="gr1" draw:text-style-name="P1" draw:layer="layout" svg:x1="7.999cm" svg:y1="26.749cm" svg:x2="2.75cm" svg:y2="26.749cm">
          <text:p/>
        </draw:line>
        <draw:polygon draw:style-name="gr2" draw:text-style-name="P1" draw:layer="layout" svg:width="5.249cm" svg:height="10.499cm" svg:x="2.75cm" svg:y="16.25cm" svg:viewBox="0 0 5250 10500" draw:points="0,10500 5250,10500 5250,0 0,0">
          <text:p/>
        </draw:polygon>
        <draw:line draw:style-name="gr3" draw:text-style-name="P1" draw:layer="layout" svg:x1="6.53cm" svg:y1="19.506cm" svg:x2="6.53cm" svg:y2="19.294cm">
          <text:p/>
        </draw:line>
        <draw:line draw:style-name="gr3" draw:text-style-name="P1" draw:layer="layout" svg:x1="6.637cm" svg:y1="19.613cm" svg:x2="6.53cm" svg:y2="19.506cm">
          <text:p/>
        </draw:line>
        <draw:line draw:style-name="gr3" draw:text-style-name="P1" draw:layer="layout" svg:x1="4.322cm" svg:y1="24.328cm" svg:x2="4.011cm" svg:y2="24.023cm">
          <text:p/>
        </draw:line>
        <draw:line draw:style-name="gr3" draw:text-style-name="P1" draw:layer="layout" svg:x1="6.636cm" svg:y1="20.031cm" svg:x2="6.636cm" svg:y2="19.612cm">
          <text:p/>
        </draw:line>
        <draw:line draw:style-name="gr3" draw:text-style-name="P1" draw:layer="layout" svg:x1="5.587cm" svg:y1="23.6cm" svg:x2="4.744cm" svg:y2="22.761cm">
          <text:p/>
        </draw:line>
        <draw:line draw:style-name="gr3" draw:text-style-name="P1" draw:layer="layout" svg:x1="6.53cm" svg:y1="23.599cm" svg:x2="5.586cm" svg:y2="23.599cm">
          <text:p/>
        </draw:line>
        <draw:line draw:style-name="gr3" draw:text-style-name="P1" draw:layer="layout" svg:x1="3.173cm" svg:y1="24.023cm" svg:x2="3.173cm" svg:y2="21.186cm">
          <text:p/>
        </draw:line>
        <draw:line draw:style-name="gr3" draw:text-style-name="P1" draw:layer="layout" svg:x1="3.173cm" svg:y1="21.186cm" svg:x2="3.173cm" svg:y2="18.456cm">
          <text:p/>
        </draw:line>
        <draw:line draw:style-name="gr3" draw:text-style-name="P1" draw:layer="layout" svg:x1="7.369cm" svg:y1="23.599cm" svg:x2="7.369cm" svg:y2="22.761cm">
          <text:p/>
        </draw:line>
        <draw:line draw:style-name="gr3" draw:text-style-name="P1" draw:layer="layout" svg:x1="7.369cm" svg:y1="22.761cm" svg:x2="7.369cm" svg:y2="21.186cm">
          <text:p/>
        </draw:line>
        <draw:line draw:style-name="gr3" draw:text-style-name="P1" draw:layer="layout" svg:x1="7.369cm" svg:y1="18.456cm" svg:x2="7.369cm" svg:y2="16.775cm">
          <text:p/>
        </draw:line>
        <draw:line draw:style-name="gr3" draw:text-style-name="P1" draw:layer="layout" svg:x1="7.369cm" svg:y1="21.186cm" svg:x2="7.369cm" svg:y2="19.294cm">
          <text:p/>
        </draw:line>
        <draw:line draw:style-name="gr3" draw:text-style-name="P1" draw:layer="layout" svg:x1="7.369cm" svg:y1="19.294cm" svg:x2="7.369cm" svg:y2="18.456cm">
          <text:p/>
        </draw:line>
        <draw:line draw:style-name="gr3" draw:text-style-name="P1" draw:layer="layout" svg:x1="4.744cm" svg:y1="21.919cm" svg:x2="4.744cm" svg:y2="21.186cm">
          <text:p/>
        </draw:line>
        <draw:line draw:style-name="gr3" draw:text-style-name="P1" draw:layer="layout" svg:x1="4.744cm" svg:y1="21.186cm" svg:x2="4.011cm" svg:y2="21.186cm">
          <text:p/>
        </draw:line>
        <draw:line draw:style-name="gr3" draw:text-style-name="P1" draw:layer="layout" svg:x1="5.269cm" svg:y1="20.556cm" svg:x2="5.269cm" svg:y2="18.456cm">
          <text:p/>
        </draw:line>
        <draw:line draw:style-name="gr3" draw:text-style-name="P1" draw:layer="layout" svg:x1="6.53cm" svg:y1="18.456cm" svg:x2="5.269cm" svg:y2="18.456cm">
          <text:p/>
        </draw:line>
        <draw:line draw:style-name="gr3" draw:text-style-name="P1" draw:layer="layout" svg:x1="6.53cm" svg:y1="18.456cm" svg:x2="6.53cm" svg:y2="17.613cm">
          <text:p/>
        </draw:line>
        <draw:line draw:style-name="gr3" draw:text-style-name="P1" draw:layer="layout" svg:x1="5.269cm" svg:y1="17.613cm" svg:x2="5.269cm" svg:y2="16.775cm">
          <text:p/>
        </draw:line>
        <draw:line draw:style-name="gr3" draw:text-style-name="P1" draw:layer="layout" svg:x1="6.53cm" svg:y1="21.919cm" svg:x2="5.794cm" svg:y2="21.919cm">
          <text:p/>
        </draw:line>
        <draw:line draw:style-name="gr3" draw:text-style-name="P1" draw:layer="layout" svg:x1="5.794cm" svg:y1="21.919cm" svg:x2="5.794cm" svg:y2="21.186cm">
          <text:p/>
        </draw:line>
        <draw:line draw:style-name="gr3" draw:text-style-name="P1" draw:layer="layout" svg:x1="5.794cm" svg:y1="21.186cm" svg:x2="5.794cm" svg:y2="20.031cm">
          <text:p/>
        </draw:line>
        <draw:line draw:style-name="gr3" draw:text-style-name="P1" draw:layer="layout" svg:x1="6.53cm" svg:y1="21.186cm" svg:x2="5.794cm" svg:y2="21.186cm">
          <text:p/>
        </draw:line>
        <draw:line draw:style-name="gr3" draw:text-style-name="P1" draw:layer="layout" svg:x1="6.53cm" svg:y1="22.761cm" svg:x2="5.794cm" svg:y2="22.761cm">
          <text:p/>
        </draw:line>
        <draw:line draw:style-name="gr4" draw:text-style-name="P1" draw:layer="layout" svg:x1="5.269cm" svg:y1="18.456cm" svg:x2="4.011cm" svg:y2="18.456cm">
          <text:p/>
        </draw:line>
        <draw:line draw:style-name="gr3" draw:text-style-name="P1" draw:layer="layout" svg:x1="7.368cm" svg:y1="16.775cm" svg:x2="6.111cm" svg:y2="16.775cm">
          <text:p/>
        </draw:line>
        <draw:line draw:style-name="gr3" draw:text-style-name="P1" draw:layer="layout" svg:x1="7.369cm" svg:y1="24.327cm" svg:x2="7.369cm" svg:y2="23.599cm">
          <text:p/>
        </draw:line>
        <draw:line draw:style-name="gr3" draw:text-style-name="P1" draw:layer="layout" svg:x1="7.368cm" svg:y1="24.327cm" svg:x2="4.321cm" svg:y2="24.327cm">
          <text:p/>
        </draw:line>
        <draw:polygon draw:style-name="gr5" draw:text-style-name="P2" draw:layer="layout" svg:width="0.525cm" svg:height="0.525cm" svg:x="3.749cm" svg:y="18.193cm" svg:viewBox="0 0 526 526" draw:points="395,0 131,0 0,132 0,395 131,526 395,526 526,395 526,132">
          <text:p/>
        </draw:polygon>
        <draw:polygon draw:style-name="gr5" draw:text-style-name="P2" draw:layer="layout" svg:width="0.525cm" svg:height="0.525cm" svg:x="2.911cm" svg:y="18.193cm" svg:viewBox="0 0 526 526" draw:points="394,0 132,0 0,132 0,395 132,526 394,526 526,395 526,132">
          <text:p/>
        </draw:polygon>
        <draw:polygon draw:style-name="gr5" draw:text-style-name="P2" draw:layer="layout" svg:width="0.525cm" svg:height="0.525cm" svg:x="2.911cm" svg:y="23.76cm" svg:viewBox="0 0 526 526" draw:points="394,0 132,0 0,131 0,394 132,526 394,526 526,394 526,131">
          <text:p/>
        </draw:polygon>
        <draw:polygon draw:style-name="gr5" draw:text-style-name="P2" draw:layer="layout" svg:width="0.525cm" svg:height="0.525cm" svg:x="3.749cm" svg:y="23.76cm" svg:viewBox="0 0 526 526" draw:points="395,0 131,0 0,131 0,394 131,526 395,526 526,394 526,131">
          <text:p/>
        </draw:polygon>
        <draw:polygon draw:style-name="gr5" draw:text-style-name="P2" draw:layer="layout" svg:width="0.525cm" svg:height="0.525cm" svg:x="6.374cm" svg:y="19.768cm" svg:viewBox="0 0 526 526" draw:points="394,0 131,0 0,131 0,395 131,526 394,526 526,395 526,131">
          <text:p/>
        </draw:polygon>
        <draw:polygon draw:style-name="gr5" draw:text-style-name="P2" draw:layer="layout" svg:width="0.525cm" svg:height="0.525cm" svg:x="5.531cm" svg:y="19.768cm" svg:viewBox="0 0 526 526" draw:points="395,0 132,0 0,131 0,395 132,526 395,526 526,395 526,131">
          <text:p/>
        </draw:polygon>
        <draw:polygon draw:style-name="gr5" draw:text-style-name="P2" draw:layer="layout" svg:width="0.525cm" svg:height="0.525cm" svg:x="7.106cm" svg:y="18.193cm" svg:viewBox="0 0 526 526" draw:points="395,0 132,0 0,132 0,395 132,526 395,526 526,395 526,132">
          <text:p/>
        </draw:polygon>
        <draw:polygon draw:style-name="gr5" draw:text-style-name="P2" draw:layer="layout" svg:width="0.525cm" svg:height="0.525cm" svg:x="6.268cm" svg:y="18.193cm" svg:viewBox="0 0 526 526" draw:points="394,0 131,0 0,132 0,395 131,526 394,526 526,395 526,132">
          <text:p/>
        </draw:polygon>
        <draw:polygon draw:style-name="gr5" draw:text-style-name="P2" draw:layer="layout" svg:width="0.525cm" svg:height="0.525cm" svg:x="7.106cm" svg:y="19.032cm" svg:viewBox="0 0 526 526" draw:points="395,0 132,0 0,131 0,393 132,526 395,526 526,393 526,131">
          <text:p/>
        </draw:polygon>
        <draw:polygon draw:style-name="gr5" draw:text-style-name="P2" draw:layer="layout" svg:width="0.525cm" svg:height="0.525cm" svg:x="6.268cm" svg:y="19.032cm" svg:viewBox="0 0 526 526" draw:points="394,0 131,0 0,131 0,393 131,526 394,526 526,393 526,131">
          <text:p/>
        </draw:polygon>
        <draw:polygon draw:style-name="gr5" draw:text-style-name="P2" draw:layer="layout" svg:width="0.525cm" svg:height="0.529cm" svg:x="5.006cm" svg:y="17.351cm" svg:viewBox="0 0 526 530" draw:points="0,132 0,395 133,530 395,530 526,395 526,132 395,0 133,0">
          <text:p/>
        </draw:polygon>
        <draw:polygon draw:style-name="gr5" draw:text-style-name="P2" draw:layer="layout" svg:width="0.525cm" svg:height="0.525cm" svg:x="5.006cm" svg:y="18.193cm" svg:viewBox="0 0 526 526" draw:points="0,132 0,395 133,526 395,526 526,395 526,132 395,0 133,0">
          <text:p/>
        </draw:polygon>
        <draw:polygon draw:style-name="gr5" draw:text-style-name="P2" draw:layer="layout" svg:width="0.525cm" svg:height="0.525cm" svg:x="5.006cm" svg:y="16.513cm" svg:viewBox="0 0 526 526" draw:points="395,0 133,0 0,131 0,394 133,526 395,526 526,394 526,131">
          <text:p/>
        </draw:polygon>
        <draw:polygon draw:style-name="gr5" draw:text-style-name="P2" draw:layer="layout" svg:width="0.525cm" svg:height="0.525cm" svg:x="5.849cm" svg:y="16.513cm" svg:viewBox="0 0 526 526" draw:points="394,0 131,0 0,131 0,394 131,526 394,526 526,394 526,131">
          <text:p/>
        </draw:polygon>
        <draw:polygon draw:style-name="gr5" draw:text-style-name="P2" draw:layer="layout" svg:width="0.525cm" svg:height="0.525cm" svg:x="7.106cm" svg:y="23.337cm" svg:viewBox="0 0 526 526" draw:points="395,0 132,0 0,131 0,395 132,526 395,526 526,395 526,131">
          <text:p/>
        </draw:polygon>
        <draw:polygon draw:style-name="gr5" draw:text-style-name="P2" draw:layer="layout" svg:width="0.525cm" svg:height="0.525cm" svg:x="6.268cm" svg:y="23.337cm" svg:viewBox="0 0 526 526" draw:points="394,0 131,0 0,131 0,395 131,526 394,526 526,395 526,131">
          <text:p/>
        </draw:polygon>
        <draw:polygon draw:style-name="gr5" draw:text-style-name="P2" draw:layer="layout" svg:width="0.525cm" svg:height="0.525cm" svg:x="7.106cm" svg:y="22.499cm" svg:viewBox="0 0 526 526" draw:points="395,0 132,0 0,131 0,394 132,526 395,526 526,394 526,131">
          <text:p/>
        </draw:polygon>
        <draw:polygon draw:style-name="gr5" draw:text-style-name="P2" draw:layer="layout" svg:width="0.525cm" svg:height="0.525cm" svg:x="6.268cm" svg:y="22.499cm" svg:viewBox="0 0 526 526" draw:points="394,0 131,0 0,131 0,394 131,526 394,526 526,394 526,131">
          <text:p/>
        </draw:polygon>
        <draw:polygon draw:style-name="gr5" draw:text-style-name="P2" draw:layer="layout" svg:width="0.525cm" svg:height="0.525cm" svg:x="5.531cm" svg:y="22.499cm" svg:viewBox="0 0 526 526" draw:points="526,394 526,131 395,0 132,0 0,131 0,394 132,526 395,526">
          <text:p/>
        </draw:polygon>
        <draw:polygon draw:style-name="gr5" draw:text-style-name="P2" draw:layer="layout" svg:width="0.525cm" svg:height="0.525cm" svg:x="5.531cm" svg:y="21.656cm" svg:viewBox="0 0 526 526" draw:points="526,394 526,131 395,0 132,0 0,131 0,394 132,526 395,526">
          <text:p/>
        </draw:polygon>
        <draw:polygon draw:style-name="gr5" draw:text-style-name="P2" draw:layer="layout" svg:width="0.525cm" svg:height="0.525cm" svg:x="4.481cm" svg:y="22.499cm" svg:viewBox="0 0 526 526" draw:points="526,394 526,131 395,0 133,0 0,131 0,394 133,526 395,526">
          <text:p/>
        </draw:polygon>
        <draw:polygon draw:style-name="gr5" draw:text-style-name="P2" draw:layer="layout" svg:width="0.525cm" svg:height="0.525cm" svg:x="4.481cm" svg:y="21.656cm" svg:viewBox="0 0 526 526" draw:points="526,394 526,131 395,0 133,0 0,131 0,394 133,526 395,526">
          <text:p/>
        </draw:polygon>
        <draw:polygon draw:style-name="gr5" draw:text-style-name="P2" draw:layer="layout" svg:width="0.525cm" svg:height="0.525cm" svg:x="3.749cm" svg:y="20.924cm" svg:viewBox="0 0 526 526" draw:points="395,0 131,0 0,131 0,395 131,526 395,526 526,395 526,131">
          <text:p/>
        </draw:polygon>
        <draw:polygon draw:style-name="gr5" draw:text-style-name="P2" draw:layer="layout" svg:width="0.525cm" svg:height="0.525cm" svg:x="2.911cm" svg:y="20.924cm" svg:viewBox="0 0 526 526" draw:points="394,0 132,0 0,131 0,395 132,526 394,526 526,395 526,131">
          <text:p/>
        </draw:polygon>
        <draw:polygon draw:style-name="gr5" draw:text-style-name="P2" draw:layer="layout" svg:width="0.525cm" svg:height="0.525cm" svg:x="7.106cm" svg:y="20.924cm" svg:viewBox="0 0 526 526" draw:points="395,0 132,0 0,131 0,395 132,526 395,526 526,395 526,131">
          <text:p/>
        </draw:polygon>
        <draw:polygon draw:style-name="gr5" draw:text-style-name="P2" draw:layer="layout" svg:width="0.525cm" svg:height="0.525cm" svg:x="6.268cm" svg:y="20.924cm" svg:viewBox="0 0 526 526" draw:points="394,0 131,0 0,131 0,395 131,526 394,526 526,395 526,131">
          <text:p/>
        </draw:polygon>
        <draw:polygon draw:style-name="gr5" draw:text-style-name="P2" draw:layer="layout" svg:width="0.525cm" svg:height="0.525cm" svg:x="5.006cm" svg:y="20.293cm" svg:viewBox="0 0 526 526" draw:points="133,526 395,526 526,395 526,131 395,0 133,0 0,131 0,395">
          <text:p/>
        </draw:polygon>
        <draw:polygon draw:style-name="gr5" draw:text-style-name="P2" draw:layer="layout" svg:width="0.525cm" svg:height="0.525cm" svg:x="4.481cm" svg:y="20.924cm" svg:viewBox="0 0 526 526" draw:points="133,526 395,526 526,395 526,131 395,0 133,0 0,131 0,395">
          <text:p/>
        </draw:polygon>
        <draw:polygon draw:style-name="gr5" draw:text-style-name="P2" draw:layer="layout" svg:width="0.525cm" svg:height="0.525cm" svg:x="5.531cm" svg:y="20.924cm" svg:viewBox="0 0 526 526" draw:points="132,526 395,526 526,395 526,131 395,0 132,0 0,131 0,395">
          <text:p/>
        </draw:polygon>
        <draw:polygon draw:style-name="gr5" draw:text-style-name="P2" draw:layer="layout" svg:width="0.525cm" svg:height="0.525cm" svg:x="6.268cm" svg:y="21.711cm" svg:viewBox="0 0 526 526" draw:points="394,0 131,0 0,132 0,394 131,526 394,526 526,394 526,132">
          <text:p/>
        </draw:polygon>
        <draw:polygon draw:style-name="gr5" draw:text-style-name="P2" draw:layer="layout" svg:width="0.525cm" svg:height="0.525cm" svg:x="7.106cm" svg:y="21.711cm" svg:viewBox="0 0 526 526" draw:points="395,0 132,0 0,132 0,394 132,526 395,526 526,394 526,132">
          <text:p/>
        </draw:polygon>
        <draw:polygon draw:style-name="gr5" draw:text-style-name="P2" draw:layer="layout" svg:width="0.525cm" svg:height="0.529cm" svg:x="6.268cm" svg:y="17.351cm" svg:viewBox="0 0 526 530" draw:points="394,0 131,0 0,132 0,395 131,530 394,530 526,395 526,132">
          <text:p/>
        </draw:polygon>
        <draw:polygon draw:style-name="gr5" draw:text-style-name="P2" draw:layer="layout" svg:width="0.525cm" svg:height="0.529cm" svg:x="7.106cm" svg:y="17.351cm" svg:viewBox="0 0 526 530" draw:points="395,0 132,0 0,132 0,395 132,530 395,530 526,395 526,132">
          <text:p/>
        </draw:polygon>
        <draw:line draw:style-name="gr1" draw:text-style-name="P1" draw:layer="layout" svg:x1="17.249cm" svg:y1="26.749cm" svg:x2="17.249cm" svg:y2="16.25cm">
          <text:p/>
        </draw:line>
        <draw:line draw:style-name="gr1" draw:text-style-name="P1" draw:layer="layout" svg:x1="17.249cm" svg:y1="16.25cm" svg:x2="17.198cm" svg:y2="16.25cm">
          <text:p/>
        </draw:line>
        <draw:line draw:style-name="gr1" draw:text-style-name="P1" draw:layer="layout" svg:x1="17.249cm" svg:y1="26.749cm" svg:x2="17.249cm" svg:y2="16.25cm">
          <text:p/>
        </draw:line>
        <draw:line draw:style-name="gr1" draw:text-style-name="P1" draw:layer="layout" svg:x1="17.249cm" svg:y1="16.25cm" svg:x2="12cm" svg:y2="16.25cm">
          <text:p/>
        </draw:line>
        <draw:line draw:style-name="gr1" draw:text-style-name="P1" draw:layer="layout" svg:x1="17.249cm" svg:y1="26.749cm" svg:x2="12cm" svg:y2="26.749cm">
          <text:p/>
        </draw:line>
        <draw:line draw:style-name="gr1" draw:text-style-name="P1" draw:layer="layout" svg:x1="12cm" svg:y1="26.749cm" svg:x2="12cm" svg:y2="16.25cm">
          <text:p/>
        </draw:line>
        <draw:line draw:style-name="gr1" draw:text-style-name="P1" draw:layer="layout" svg:x1="17.249cm" svg:y1="26.749cm" svg:x2="17.198cm" svg:y2="26.749cm">
          <text:p/>
        </draw:line>
        <draw:line draw:style-name="gr1" draw:text-style-name="P1" draw:layer="layout" svg:x1="17.249cm" svg:y1="26.749cm" svg:x2="12cm" svg:y2="26.749cm">
          <text:p/>
        </draw:line>
        <draw:polygon draw:style-name="gr2" draw:text-style-name="P1" draw:layer="layout" svg:width="5.249cm" svg:height="10.499cm" svg:x="12cm" svg:y="16.25cm" svg:viewBox="0 0 5250 10500" draw:points="0,10500 5250,10500 5250,0 0,0">
          <text:p/>
        </draw:polygon>
        <draw:line draw:style-name="gr3" draw:text-style-name="P1" draw:layer="layout" svg:x1="15.78cm" svg:y1="19.506cm" svg:x2="15.78cm" svg:y2="19.294cm">
          <text:p/>
        </draw:line>
        <draw:line draw:style-name="gr3" draw:text-style-name="P1" draw:layer="layout" svg:x1="15.887cm" svg:y1="19.613cm" svg:x2="15.78cm" svg:y2="19.506cm">
          <text:p/>
        </draw:line>
        <draw:line draw:style-name="gr3" draw:text-style-name="P1" draw:layer="layout" svg:x1="13.572cm" svg:y1="24.328cm" svg:x2="13.261cm" svg:y2="24.023cm">
          <text:p/>
        </draw:line>
        <draw:line draw:style-name="gr3" draw:text-style-name="P1" draw:layer="layout" svg:x1="15.886cm" svg:y1="20.031cm" svg:x2="15.886cm" svg:y2="19.612cm">
          <text:p/>
        </draw:line>
        <draw:line draw:style-name="gr3" draw:text-style-name="P1" draw:layer="layout" svg:x1="14.837cm" svg:y1="23.6cm" svg:x2="13.994cm" svg:y2="22.761cm">
          <text:p/>
        </draw:line>
        <draw:line draw:style-name="gr3" draw:text-style-name="P1" draw:layer="layout" svg:x1="15.78cm" svg:y1="23.599cm" svg:x2="14.836cm" svg:y2="23.599cm">
          <text:p/>
        </draw:line>
        <draw:line draw:style-name="gr3" draw:text-style-name="P1" draw:layer="layout" svg:x1="12.423cm" svg:y1="24.023cm" svg:x2="12.423cm" svg:y2="21.186cm">
          <text:p/>
        </draw:line>
        <draw:line draw:style-name="gr3" draw:text-style-name="P1" draw:layer="layout" svg:x1="12.423cm" svg:y1="21.186cm" svg:x2="12.423cm" svg:y2="18.456cm">
          <text:p/>
        </draw:line>
        <draw:line draw:style-name="gr3" draw:text-style-name="P1" draw:layer="layout" svg:x1="16.619cm" svg:y1="23.599cm" svg:x2="16.619cm" svg:y2="22.761cm">
          <text:p/>
        </draw:line>
        <draw:line draw:style-name="gr3" draw:text-style-name="P1" draw:layer="layout" svg:x1="16.619cm" svg:y1="22.761cm" svg:x2="16.619cm" svg:y2="21.186cm">
          <text:p/>
        </draw:line>
        <draw:line draw:style-name="gr3" draw:text-style-name="P1" draw:layer="layout" svg:x1="16.619cm" svg:y1="18.456cm" svg:x2="16.619cm" svg:y2="16.775cm">
          <text:p/>
        </draw:line>
        <draw:line draw:style-name="gr3" draw:text-style-name="P1" draw:layer="layout" svg:x1="16.619cm" svg:y1="21.186cm" svg:x2="16.619cm" svg:y2="19.294cm">
          <text:p/>
        </draw:line>
        <draw:line draw:style-name="gr3" draw:text-style-name="P1" draw:layer="layout" svg:x1="16.619cm" svg:y1="19.294cm" svg:x2="16.619cm" svg:y2="18.456cm">
          <text:p/>
        </draw:line>
        <draw:line draw:style-name="gr3" draw:text-style-name="P1" draw:layer="layout" svg:x1="13.994cm" svg:y1="21.919cm" svg:x2="13.994cm" svg:y2="21.186cm">
          <text:p/>
        </draw:line>
        <draw:line draw:style-name="gr3" draw:text-style-name="P1" draw:layer="layout" svg:x1="13.994cm" svg:y1="21.186cm" svg:x2="13.261cm" svg:y2="21.186cm">
          <text:p/>
        </draw:line>
        <draw:line draw:style-name="gr3" draw:text-style-name="P1" draw:layer="layout" svg:x1="14.519cm" svg:y1="20.556cm" svg:x2="14.519cm" svg:y2="18.456cm">
          <text:p/>
        </draw:line>
        <draw:line draw:style-name="gr3" draw:text-style-name="P1" draw:layer="layout" svg:x1="15.78cm" svg:y1="18.456cm" svg:x2="14.519cm" svg:y2="18.456cm">
          <text:p/>
        </draw:line>
        <draw:line draw:style-name="gr3" draw:text-style-name="P1" draw:layer="layout" svg:x1="15.78cm" svg:y1="18.456cm" svg:x2="15.78cm" svg:y2="17.613cm">
          <text:p/>
        </draw:line>
        <draw:line draw:style-name="gr3" draw:text-style-name="P1" draw:layer="layout" svg:x1="14.519cm" svg:y1="17.613cm" svg:x2="14.519cm" svg:y2="16.775cm">
          <text:p/>
        </draw:line>
        <draw:line draw:style-name="gr3" draw:text-style-name="P1" draw:layer="layout" svg:x1="15.78cm" svg:y1="21.919cm" svg:x2="15.044cm" svg:y2="21.919cm">
          <text:p/>
        </draw:line>
        <draw:line draw:style-name="gr3" draw:text-style-name="P1" draw:layer="layout" svg:x1="15.044cm" svg:y1="21.919cm" svg:x2="15.044cm" svg:y2="21.186cm">
          <text:p/>
        </draw:line>
        <draw:line draw:style-name="gr3" draw:text-style-name="P1" draw:layer="layout" svg:x1="15.044cm" svg:y1="21.186cm" svg:x2="15.044cm" svg:y2="20.031cm">
          <text:p/>
        </draw:line>
        <draw:line draw:style-name="gr3" draw:text-style-name="P1" draw:layer="layout" svg:x1="15.78cm" svg:y1="21.186cm" svg:x2="15.044cm" svg:y2="21.186cm">
          <text:p/>
        </draw:line>
        <draw:line draw:style-name="gr3" draw:text-style-name="P1" draw:layer="layout" svg:x1="15.78cm" svg:y1="22.761cm" svg:x2="15.044cm" svg:y2="22.761cm">
          <text:p/>
        </draw:line>
        <draw:line draw:style-name="gr4" draw:text-style-name="P1" draw:layer="layout" svg:x1="14.519cm" svg:y1="18.456cm" svg:x2="13.261cm" svg:y2="18.456cm">
          <text:p/>
        </draw:line>
        <draw:line draw:style-name="gr3" draw:text-style-name="P1" draw:layer="layout" svg:x1="16.618cm" svg:y1="16.775cm" svg:x2="15.361cm" svg:y2="16.775cm">
          <text:p/>
        </draw:line>
        <draw:line draw:style-name="gr3" draw:text-style-name="P1" draw:layer="layout" svg:x1="16.619cm" svg:y1="24.327cm" svg:x2="16.619cm" svg:y2="23.599cm">
          <text:p/>
        </draw:line>
        <draw:line draw:style-name="gr3" draw:text-style-name="P1" draw:layer="layout" svg:x1="16.618cm" svg:y1="24.327cm" svg:x2="13.571cm" svg:y2="24.327cm">
          <text:p/>
        </draw:line>
        <draw:polygon draw:style-name="gr5" draw:text-style-name="P2" draw:layer="layout" svg:width="0.525cm" svg:height="0.525cm" svg:x="12.999cm" svg:y="18.193cm" svg:viewBox="0 0 526 526" draw:points="395,0 131,0 0,132 0,395 131,526 395,526 526,395 526,132">
          <text:p/>
        </draw:polygon>
        <draw:polygon draw:style-name="gr5" draw:text-style-name="P2" draw:layer="layout" svg:width="0.525cm" svg:height="0.525cm" svg:x="12.161cm" svg:y="18.193cm" svg:viewBox="0 0 526 526" draw:points="394,0 132,0 0,132 0,395 132,526 394,526 526,395 526,132">
          <text:p/>
        </draw:polygon>
        <draw:polygon draw:style-name="gr5" draw:text-style-name="P2" draw:layer="layout" svg:width="0.525cm" svg:height="0.525cm" svg:x="12.161cm" svg:y="23.76cm" svg:viewBox="0 0 526 526" draw:points="394,0 132,0 0,131 0,394 132,526 394,526 526,394 526,131">
          <text:p/>
        </draw:polygon>
        <draw:polygon draw:style-name="gr5" draw:text-style-name="P2" draw:layer="layout" svg:width="0.525cm" svg:height="0.525cm" svg:x="12.999cm" svg:y="23.76cm" svg:viewBox="0 0 526 526" draw:points="395,0 131,0 0,131 0,394 131,526 395,526 526,394 526,131">
          <text:p/>
        </draw:polygon>
        <draw:polygon draw:style-name="gr5" draw:text-style-name="P2" draw:layer="layout" svg:width="0.525cm" svg:height="0.525cm" svg:x="15.624cm" svg:y="19.768cm" svg:viewBox="0 0 526 526" draw:points="394,0 131,0 0,131 0,395 131,526 394,526 526,395 526,131">
          <text:p/>
        </draw:polygon>
        <draw:polygon draw:style-name="gr5" draw:text-style-name="P2" draw:layer="layout" svg:width="0.525cm" svg:height="0.525cm" svg:x="14.781cm" svg:y="19.768cm" svg:viewBox="0 0 526 526" draw:points="395,0 132,0 0,131 0,395 132,526 395,526 526,395 526,131">
          <text:p/>
        </draw:polygon>
        <draw:polygon draw:style-name="gr5" draw:text-style-name="P2" draw:layer="layout" svg:width="0.525cm" svg:height="0.525cm" svg:x="16.356cm" svg:y="18.193cm" svg:viewBox="0 0 526 526" draw:points="395,0 132,0 0,132 0,395 132,526 395,526 526,395 526,132">
          <text:p/>
        </draw:polygon>
        <draw:polygon draw:style-name="gr5" draw:text-style-name="P2" draw:layer="layout" svg:width="0.525cm" svg:height="0.525cm" svg:x="15.518cm" svg:y="18.193cm" svg:viewBox="0 0 526 526" draw:points="394,0 131,0 0,132 0,395 131,526 394,526 526,395 526,132">
          <text:p/>
        </draw:polygon>
        <draw:polygon draw:style-name="gr5" draw:text-style-name="P2" draw:layer="layout" svg:width="0.525cm" svg:height="0.525cm" svg:x="16.356cm" svg:y="19.032cm" svg:viewBox="0 0 526 526" draw:points="395,0 132,0 0,131 0,393 132,526 395,526 526,393 526,131">
          <text:p/>
        </draw:polygon>
        <draw:polygon draw:style-name="gr5" draw:text-style-name="P2" draw:layer="layout" svg:width="0.525cm" svg:height="0.525cm" svg:x="15.518cm" svg:y="19.032cm" svg:viewBox="0 0 526 526" draw:points="394,0 131,0 0,131 0,393 131,526 394,526 526,393 526,131">
          <text:p/>
        </draw:polygon>
        <draw:polygon draw:style-name="gr5" draw:text-style-name="P2" draw:layer="layout" svg:width="0.525cm" svg:height="0.529cm" svg:x="14.256cm" svg:y="17.351cm" svg:viewBox="0 0 526 530" draw:points="0,132 0,395 133,530 395,530 526,395 526,132 395,0 133,0">
          <text:p/>
        </draw:polygon>
        <draw:polygon draw:style-name="gr5" draw:text-style-name="P2" draw:layer="layout" svg:width="0.525cm" svg:height="0.525cm" svg:x="14.256cm" svg:y="18.193cm" svg:viewBox="0 0 526 526" draw:points="0,132 0,395 133,526 395,526 526,395 526,132 395,0 133,0">
          <text:p/>
        </draw:polygon>
        <draw:polygon draw:style-name="gr5" draw:text-style-name="P2" draw:layer="layout" svg:width="0.525cm" svg:height="0.525cm" svg:x="14.256cm" svg:y="16.513cm" svg:viewBox="0 0 526 526" draw:points="395,0 133,0 0,131 0,394 133,526 395,526 526,394 526,131">
          <text:p/>
        </draw:polygon>
        <draw:polygon draw:style-name="gr5" draw:text-style-name="P2" draw:layer="layout" svg:width="0.525cm" svg:height="0.525cm" svg:x="15.099cm" svg:y="16.513cm" svg:viewBox="0 0 526 526" draw:points="394,0 131,0 0,131 0,394 131,526 394,526 526,394 526,131">
          <text:p/>
        </draw:polygon>
        <draw:polygon draw:style-name="gr5" draw:text-style-name="P2" draw:layer="layout" svg:width="0.525cm" svg:height="0.525cm" svg:x="16.356cm" svg:y="23.337cm" svg:viewBox="0 0 526 526" draw:points="395,0 132,0 0,131 0,395 132,526 395,526 526,395 526,131">
          <text:p/>
        </draw:polygon>
        <draw:polygon draw:style-name="gr5" draw:text-style-name="P2" draw:layer="layout" svg:width="0.525cm" svg:height="0.525cm" svg:x="15.518cm" svg:y="23.337cm" svg:viewBox="0 0 526 526" draw:points="394,0 131,0 0,131 0,395 131,526 394,526 526,395 526,131">
          <text:p/>
        </draw:polygon>
        <draw:polygon draw:style-name="gr5" draw:text-style-name="P2" draw:layer="layout" svg:width="0.525cm" svg:height="0.525cm" svg:x="16.356cm" svg:y="22.499cm" svg:viewBox="0 0 526 526" draw:points="395,0 132,0 0,131 0,394 132,526 395,526 526,394 526,131">
          <text:p/>
        </draw:polygon>
        <draw:polygon draw:style-name="gr5" draw:text-style-name="P2" draw:layer="layout" svg:width="0.525cm" svg:height="0.525cm" svg:x="15.518cm" svg:y="22.499cm" svg:viewBox="0 0 526 526" draw:points="394,0 131,0 0,131 0,394 131,526 394,526 526,394 526,131">
          <text:p/>
        </draw:polygon>
        <draw:polygon draw:style-name="gr5" draw:text-style-name="P2" draw:layer="layout" svg:width="0.525cm" svg:height="0.525cm" svg:x="14.781cm" svg:y="22.499cm" svg:viewBox="0 0 526 526" draw:points="526,394 526,131 395,0 132,0 0,131 0,394 132,526 395,526">
          <text:p/>
        </draw:polygon>
        <draw:polygon draw:style-name="gr5" draw:text-style-name="P2" draw:layer="layout" svg:width="0.525cm" svg:height="0.525cm" svg:x="14.781cm" svg:y="21.656cm" svg:viewBox="0 0 526 526" draw:points="526,394 526,131 395,0 132,0 0,131 0,394 132,526 395,526">
          <text:p/>
        </draw:polygon>
        <draw:polygon draw:style-name="gr5" draw:text-style-name="P2" draw:layer="layout" svg:width="0.525cm" svg:height="0.525cm" svg:x="13.731cm" svg:y="22.499cm" svg:viewBox="0 0 526 526" draw:points="526,394 526,131 395,0 133,0 0,131 0,394 133,526 395,526">
          <text:p/>
        </draw:polygon>
        <draw:polygon draw:style-name="gr5" draw:text-style-name="P2" draw:layer="layout" svg:width="0.525cm" svg:height="0.525cm" svg:x="13.731cm" svg:y="21.656cm" svg:viewBox="0 0 526 526" draw:points="526,394 526,131 395,0 133,0 0,131 0,394 133,526 395,526">
          <text:p/>
        </draw:polygon>
        <draw:polygon draw:style-name="gr5" draw:text-style-name="P2" draw:layer="layout" svg:width="0.525cm" svg:height="0.525cm" svg:x="12.999cm" svg:y="20.924cm" svg:viewBox="0 0 526 526" draw:points="395,0 131,0 0,131 0,395 131,526 395,526 526,395 526,131">
          <text:p/>
        </draw:polygon>
        <draw:polygon draw:style-name="gr5" draw:text-style-name="P2" draw:layer="layout" svg:width="0.525cm" svg:height="0.525cm" svg:x="12.161cm" svg:y="20.924cm" svg:viewBox="0 0 526 526" draw:points="394,0 132,0 0,131 0,395 132,526 394,526 526,395 526,131">
          <text:p/>
        </draw:polygon>
        <draw:polygon draw:style-name="gr5" draw:text-style-name="P2" draw:layer="layout" svg:width="0.525cm" svg:height="0.525cm" svg:x="16.356cm" svg:y="20.924cm" svg:viewBox="0 0 526 526" draw:points="395,0 132,0 0,131 0,395 132,526 395,526 526,395 526,131">
          <text:p/>
        </draw:polygon>
        <draw:polygon draw:style-name="gr5" draw:text-style-name="P2" draw:layer="layout" svg:width="0.525cm" svg:height="0.525cm" svg:x="15.518cm" svg:y="20.924cm" svg:viewBox="0 0 526 526" draw:points="394,0 131,0 0,131 0,395 131,526 394,526 526,395 526,131">
          <text:p/>
        </draw:polygon>
        <draw:polygon draw:style-name="gr5" draw:text-style-name="P2" draw:layer="layout" svg:width="0.525cm" svg:height="0.525cm" svg:x="14.256cm" svg:y="20.293cm" svg:viewBox="0 0 526 526" draw:points="133,526 395,526 526,395 526,131 395,0 133,0 0,131 0,395">
          <text:p/>
        </draw:polygon>
        <draw:polygon draw:style-name="gr5" draw:text-style-name="P2" draw:layer="layout" svg:width="0.525cm" svg:height="0.525cm" svg:x="13.731cm" svg:y="20.924cm" svg:viewBox="0 0 526 526" draw:points="133,526 395,526 526,395 526,131 395,0 133,0 0,131 0,395">
          <text:p/>
        </draw:polygon>
        <draw:polygon draw:style-name="gr5" draw:text-style-name="P2" draw:layer="layout" svg:width="0.525cm" svg:height="0.525cm" svg:x="14.781cm" svg:y="20.924cm" svg:viewBox="0 0 526 526" draw:points="132,526 395,526 526,395 526,131 395,0 132,0 0,131 0,395">
          <text:p/>
        </draw:polygon>
        <draw:polygon draw:style-name="gr5" draw:text-style-name="P2" draw:layer="layout" svg:width="0.525cm" svg:height="0.525cm" svg:x="15.518cm" svg:y="21.711cm" svg:viewBox="0 0 526 526" draw:points="394,0 131,0 0,132 0,394 131,526 394,526 526,394 526,132">
          <text:p/>
        </draw:polygon>
        <draw:polygon draw:style-name="gr5" draw:text-style-name="P2" draw:layer="layout" svg:width="0.525cm" svg:height="0.525cm" svg:x="16.356cm" svg:y="21.711cm" svg:viewBox="0 0 526 526" draw:points="395,0 132,0 0,132 0,394 132,526 395,526 526,394 526,132">
          <text:p/>
        </draw:polygon>
        <draw:polygon draw:style-name="gr5" draw:text-style-name="P2" draw:layer="layout" svg:width="0.525cm" svg:height="0.529cm" svg:x="15.518cm" svg:y="17.351cm" svg:viewBox="0 0 526 530" draw:points="394,0 131,0 0,132 0,395 131,530 394,530 526,395 526,132">
          <text:p/>
        </draw:polygon>
        <draw:polygon draw:style-name="gr5" draw:text-style-name="P2" draw:layer="layout" svg:width="0.525cm" svg:height="0.529cm" svg:x="16.356cm" svg:y="17.351cm" svg:viewBox="0 0 526 530" draw:points="395,0 132,0 0,132 0,395 132,530 395,530 526,395 526,132">
          <text:p/>
        </draw:polygon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FreeSerif" fo:font-size="24pt" fo:language="es" fo:country="AR" style:font-name-asian="Adwaita Sans" style:font-size-asian="24pt" style:language-asian="zh" style:country-asian="CN" style:font-name-complex="Free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print-date>2025-06-07T10:56:34.290565898</meta:print-date>
    <meta:printed-by>Archivos PDF</meta:printed-by>
    <dc:date>2025-06-07T10:56:52.073593788</dc:date>
    <meta:editing-duration>PT17S</meta:editing-duration>
    <meta:editing-cycles>1</meta:editing-cycles>
    <meta:document-statistic meta:object-count="280"/>
    <meta:generator>LibreOffice/24.8.7.2$Linux_X86_64 LibreOffice_project/480$Build-2</meta:generator>
  </office:meta>
</office:document-meta>
</file>